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lueprints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PYE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ZYD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ractor Beam I</text:p>
          </table:table-cell>
          <table:table-cell office:value-type="string" calcext:value-type="string">
            <text:p>ME: 7</text:p>
          </table:table-cell>
          <table:table-cell office:value-type="float" office:value="25834" calcext:value-type="float">
            <text:p>25834</text:p>
          </table:table-cell>
          <table:table-cell office:value-type="float" office:value="11367" calcext:value-type="float">
            <text:p>11367</text:p>
          </table:table-cell>
          <table:table-cell office:value-type="float" office:value="9300" calcext:value-type="float">
            <text:p>9300</text:p>
          </table:table-cell>
          <table:table-cell office:value-type="float" office:value="2584" calcext:value-type="float">
            <text:p>2584</text:p>
          </table:table-cell>
          <table:table-cell office:value-type="float" office:value="362" calcext:value-type="float">
            <text:p>362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SUM((VLOOKUP(&quot;TRI&quot;;[manual_prices.A$1:manual_prices.B$1048576];2;0)*[.C2]); (VLOOKUP(&quot;PYE&quot;;[manual_prices.A$1:manual_prices.B$1048576]; 2; 0) * [.D2]); (VLOOKUP(&quot;MEX&quot;;[manual_prices.A$1:manual_prices.B$1048576]; 2; 0) * [.E2]); (VLOOKUP(&quot;ISO&quot;;[manual_prices.A$1:manual_prices.B$1048576]; 2; 0) * [.F2]); (VLOOKUP(&quot;NOC&quot;;[manual_prices.A$1:manual_prices.B$1048576]; 2; 0) * [.G2]); (VLOOKUP(&quot;ZYD&quot;;[manual_prices.A$1:manual_prices.B$1048576]; 2; 0) * [.H2]); (VLOOKUP(&quot;MEG&quot;;[manual_prices.A$1:manual_prices.B$1048576]; 2; 0) * [.I2]); (VLOOKUP(&quot;MOR&quot;;[manual_prices.A$1:manual_prices.B$1048576]; 2; 0) * [.J2]))" office:value-type="float" office:value="867020.59" calcext:value-type="float">
            <text:p>867,020.59</text:p>
          </table:table-cell>
        </table:table-row>
        <table:table-row table:style-name="ro1">
          <table:table-cell office:value-type="string" calcext:value-type="string">
            <text:p>Tractor Beam I</text:p>
          </table:table-cell>
          <table:table-cell office:value-type="string" calcext:value-type="string">
            <text:p>ME: 8</text:p>
          </table:table-cell>
          <table:table-cell office:value-type="float" office:value="25556" calcext:value-type="float">
            <text:p>25556</text:p>
          </table:table-cell>
          <table:table-cell office:value-type="float" office:value="11245" calcext:value-type="float">
            <text:p>11245</text:p>
          </table:table-cell>
          <table:table-cell office:value-type="float" office:value="9200" calcext:value-type="float">
            <text:p>9200</text:p>
          </table:table-cell>
          <table:table-cell office:value-type="float" office:value="2556" calcext:value-type="float">
            <text:p>2556</text:p>
          </table:table-cell>
          <table:table-cell office:value-type="float" office:value="358" calcext:value-type="float">
            <text:p>358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SUM((VLOOKUP(&quot;TRI&quot;;[manual_prices.A$1:manual_prices.B$1048576];2;0)*[.C3]); (VLOOKUP(&quot;PYE&quot;;[manual_prices.A$1:manual_prices.B$1048576]; 2; 0) * [.D3]); (VLOOKUP(&quot;MEX&quot;;[manual_prices.A$1:manual_prices.B$1048576]; 2; 0) * [.E3]); (VLOOKUP(&quot;ISO&quot;;[manual_prices.A$1:manual_prices.B$1048576]; 2; 0) * [.F3]); (VLOOKUP(&quot;NOC&quot;;[manual_prices.A$1:manual_prices.B$1048576]; 2; 0) * [.G3]); (VLOOKUP(&quot;ZYD&quot;;[manual_prices.A$1:manual_prices.B$1048576]; 2; 0) * [.H3]); (VLOOKUP(&quot;MEG&quot;;[manual_prices.A$1:manual_prices.B$1048576]; 2; 0) * [.I3]); (VLOOKUP(&quot;MOR&quot;;[manual_prices.A$1:manual_prices.B$1048576]; 2; 0) * [.J3]))" office:value-type="float" office:value="857418.81" calcext:value-type="float">
            <text:p>857,418.81</text:p>
          </table:table-cell>
        </table:table-row>
        <table:table-row table:style-name="ro1">
          <table:table-cell office:value-type="string" calcext:value-type="string">
            <text:p>Warp Scrambler I</text:p>
          </table:table-cell>
          <table:table-cell office:value-type="string" calcext:value-type="string">
            <text:p>ME: 0</text:p>
          </table:table-cell>
          <table:table-cell office:value-type="float" office:value="502" calcext:value-type="float">
            <text:p>502</text:p>
          </table:table-cell>
          <table:table-cell office:value-type="float" office:value="297" calcext:value-type="float">
            <text:p>297</text:p>
          </table:table-cell>
          <table:table-cell office:value-type="float" office:value="334" calcext:value-type="float">
            <text:p>334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(VLOOKUP(&quot;TRI&quot;;[manual_prices.A$1:manual_prices.B$1048576];2;0)*[.C4]); (VLOOKUP(&quot;PYE&quot;;[manual_prices.A$1:manual_prices.B$1048576]; 2; 0) * [.D4]); (VLOOKUP(&quot;MEX&quot;;[manual_prices.A$1:manual_prices.B$1048576]; 2; 0) * [.E4]); (VLOOKUP(&quot;ISO&quot;;[manual_prices.A$1:manual_prices.B$1048576]; 2; 0) * [.F4]); (VLOOKUP(&quot;NOC&quot;;[manual_prices.A$1:manual_prices.B$1048576]; 2; 0) * [.G4]); (VLOOKUP(&quot;ZYD&quot;;[manual_prices.A$1:manual_prices.B$1048576]; 2; 0) * [.H4]); (VLOOKUP(&quot;MEG&quot;;[manual_prices.A$1:manual_prices.B$1048576]; 2; 0) * [.I4]); (VLOOKUP(&quot;MOR&quot;;[manual_prices.A$1:manual_prices.B$1048576]; 2; 0) * [.J4]))" office:value-type="float" office:value="23379.47" calcext:value-type="float">
            <text:p>23,379.47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5]); (VLOOKUP(&quot;PYE&quot;;[manual_prices.A$1:manual_prices.B$1048576]; 2; 0) * [.D5]); (VLOOKUP(&quot;MEX&quot;;[manual_prices.A$1:manual_prices.B$1048576]; 2; 0) * [.E5]); (VLOOKUP(&quot;ISO&quot;;[manual_prices.A$1:manual_prices.B$1048576]; 2; 0) * [.F5]); (VLOOKUP(&quot;NOC&quot;;[manual_prices.A$1:manual_prices.B$1048576]; 2; 0) * [.G5]); (VLOOKUP(&quot;ZYD&quot;;[manual_prices.A$1:manual_prices.B$1048576]; 2; 0) * [.H5]); (VLOOKUP(&quot;MEG&quot;;[manual_prices.A$1:manual_prices.B$1048576]; 2; 0) * [.I5]); (VLOOKUP(&quot;MOR&quot;;[manual_prices.A$1:manual_prices.B$1048576]; 2; 0) * [.J5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6]); (VLOOKUP(&quot;PYE&quot;;[manual_prices.A$1:manual_prices.B$1048576]; 2; 0) * [.D6]); (VLOOKUP(&quot;MEX&quot;;[manual_prices.A$1:manual_prices.B$1048576]; 2; 0) * [.E6]); (VLOOKUP(&quot;ISO&quot;;[manual_prices.A$1:manual_prices.B$1048576]; 2; 0) * [.F6]); (VLOOKUP(&quot;NOC&quot;;[manual_prices.A$1:manual_prices.B$1048576]; 2; 0) * [.G6]); (VLOOKUP(&quot;ZYD&quot;;[manual_prices.A$1:manual_prices.B$1048576]; 2; 0) * [.H6]); (VLOOKUP(&quot;MEG&quot;;[manual_prices.A$1:manual_prices.B$1048576]; 2; 0) * [.I6]); (VLOOKUP(&quot;MOR&quot;;[manual_prices.A$1:manual_prices.B$1048576]; 2; 0) * [.J6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7]); (VLOOKUP(&quot;PYE&quot;;[manual_prices.A$1:manual_prices.B$1048576]; 2; 0) * [.D7]); (VLOOKUP(&quot;MEX&quot;;[manual_prices.A$1:manual_prices.B$1048576]; 2; 0) * [.E7]); (VLOOKUP(&quot;ISO&quot;;[manual_prices.A$1:manual_prices.B$1048576]; 2; 0) * [.F7]); (VLOOKUP(&quot;NOC&quot;;[manual_prices.A$1:manual_prices.B$1048576]; 2; 0) * [.G7]); (VLOOKUP(&quot;ZYD&quot;;[manual_prices.A$1:manual_prices.B$1048576]; 2; 0) * [.H7]); (VLOOKUP(&quot;MEG&quot;;[manual_prices.A$1:manual_prices.B$1048576]; 2; 0) * [.I7]); (VLOOKUP(&quot;MOR&quot;;[manual_prices.A$1:manual_prices.B$1048576]; 2; 0) * [.J7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8]); (VLOOKUP(&quot;PYE&quot;;[manual_prices.A$1:manual_prices.B$1048576]; 2; 0) * [.D8]); (VLOOKUP(&quot;MEX&quot;;[manual_prices.A$1:manual_prices.B$1048576]; 2; 0) * [.E8]); (VLOOKUP(&quot;ISO&quot;;[manual_prices.A$1:manual_prices.B$1048576]; 2; 0) * [.F8]); (VLOOKUP(&quot;NOC&quot;;[manual_prices.A$1:manual_prices.B$1048576]; 2; 0) * [.G8]); (VLOOKUP(&quot;ZYD&quot;;[manual_prices.A$1:manual_prices.B$1048576]; 2; 0) * [.H8]); (VLOOKUP(&quot;MEG&quot;;[manual_prices.A$1:manual_prices.B$1048576]; 2; 0) * [.I8]); (VLOOKUP(&quot;MOR&quot;;[manual_prices.A$1:manual_prices.B$1048576]; 2; 0) * [.J8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9]); (VLOOKUP(&quot;PYE&quot;;[manual_prices.A$1:manual_prices.B$1048576]; 2; 0) * [.D9]); (VLOOKUP(&quot;MEX&quot;;[manual_prices.A$1:manual_prices.B$1048576]; 2; 0) * [.E9]); (VLOOKUP(&quot;ISO&quot;;[manual_prices.A$1:manual_prices.B$1048576]; 2; 0) * [.F9]); (VLOOKUP(&quot;NOC&quot;;[manual_prices.A$1:manual_prices.B$1048576]; 2; 0) * [.G9]); (VLOOKUP(&quot;ZYD&quot;;[manual_prices.A$1:manual_prices.B$1048576]; 2; 0) * [.H9]); (VLOOKUP(&quot;MEG&quot;;[manual_prices.A$1:manual_prices.B$1048576]; 2; 0) * [.I9]); (VLOOKUP(&quot;MOR&quot;;[manual_prices.A$1:manual_prices.B$1048576]; 2; 0) * [.J9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0]); (VLOOKUP(&quot;PYE&quot;;[manual_prices.A$1:manual_prices.B$1048576]; 2; 0) * [.D10]); (VLOOKUP(&quot;MEX&quot;;[manual_prices.A$1:manual_prices.B$1048576]; 2; 0) * [.E10]); (VLOOKUP(&quot;ISO&quot;;[manual_prices.A$1:manual_prices.B$1048576]; 2; 0) * [.F10]); (VLOOKUP(&quot;NOC&quot;;[manual_prices.A$1:manual_prices.B$1048576]; 2; 0) * [.G10]); (VLOOKUP(&quot;ZYD&quot;;[manual_prices.A$1:manual_prices.B$1048576]; 2; 0) * [.H10]); (VLOOKUP(&quot;MEG&quot;;[manual_prices.A$1:manual_prices.B$1048576]; 2; 0) * [.I10]); (VLOOKUP(&quot;MOR&quot;;[manual_prices.A$1:manual_prices.B$1048576]; 2; 0) * [.J10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1]); (VLOOKUP(&quot;PYE&quot;;[manual_prices.A$1:manual_prices.B$1048576]; 2; 0) * [.D11]); (VLOOKUP(&quot;MEX&quot;;[manual_prices.A$1:manual_prices.B$1048576]; 2; 0) * [.E11]); (VLOOKUP(&quot;ISO&quot;;[manual_prices.A$1:manual_prices.B$1048576]; 2; 0) * [.F11]); (VLOOKUP(&quot;NOC&quot;;[manual_prices.A$1:manual_prices.B$1048576]; 2; 0) * [.G11]); (VLOOKUP(&quot;ZYD&quot;;[manual_prices.A$1:manual_prices.B$1048576]; 2; 0) * [.H11]); (VLOOKUP(&quot;MEG&quot;;[manual_prices.A$1:manual_prices.B$1048576]; 2; 0) * [.I11]); (VLOOKUP(&quot;MOR&quot;;[manual_prices.A$1:manual_prices.B$1048576]; 2; 0) * [.J11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2]); (VLOOKUP(&quot;PYE&quot;;[manual_prices.A$1:manual_prices.B$1048576]; 2; 0) * [.D12]); (VLOOKUP(&quot;MEX&quot;;[manual_prices.A$1:manual_prices.B$1048576]; 2; 0) * [.E12]); (VLOOKUP(&quot;ISO&quot;;[manual_prices.A$1:manual_prices.B$1048576]; 2; 0) * [.F12]); (VLOOKUP(&quot;NOC&quot;;[manual_prices.A$1:manual_prices.B$1048576]; 2; 0) * [.G12]); (VLOOKUP(&quot;ZYD&quot;;[manual_prices.A$1:manual_prices.B$1048576]; 2; 0) * [.H12]); (VLOOKUP(&quot;MEG&quot;;[manual_prices.A$1:manual_prices.B$1048576]; 2; 0) * [.I12]); (VLOOKUP(&quot;MOR&quot;;[manual_prices.A$1:manual_prices.B$1048576]; 2; 0) * [.J12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3]); (VLOOKUP(&quot;PYE&quot;;[manual_prices.A$1:manual_prices.B$1048576]; 2; 0) * [.D13]); (VLOOKUP(&quot;MEX&quot;;[manual_prices.A$1:manual_prices.B$1048576]; 2; 0) * [.E13]); (VLOOKUP(&quot;ISO&quot;;[manual_prices.A$1:manual_prices.B$1048576]; 2; 0) * [.F13]); (VLOOKUP(&quot;NOC&quot;;[manual_prices.A$1:manual_prices.B$1048576]; 2; 0) * [.G13]); (VLOOKUP(&quot;ZYD&quot;;[manual_prices.A$1:manual_prices.B$1048576]; 2; 0) * [.H13]); (VLOOKUP(&quot;MEG&quot;;[manual_prices.A$1:manual_prices.B$1048576]; 2; 0) * [.I13]); (VLOOKUP(&quot;MOR&quot;;[manual_prices.A$1:manual_prices.B$1048576]; 2; 0) * [.J13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4]); (VLOOKUP(&quot;PYE&quot;;[manual_prices.A$1:manual_prices.B$1048576]; 2; 0) * [.D14]); (VLOOKUP(&quot;MEX&quot;;[manual_prices.A$1:manual_prices.B$1048576]; 2; 0) * [.E14]); (VLOOKUP(&quot;ISO&quot;;[manual_prices.A$1:manual_prices.B$1048576]; 2; 0) * [.F14]); (VLOOKUP(&quot;NOC&quot;;[manual_prices.A$1:manual_prices.B$1048576]; 2; 0) * [.G14]); (VLOOKUP(&quot;ZYD&quot;;[manual_prices.A$1:manual_prices.B$1048576]; 2; 0) * [.H14]); (VLOOKUP(&quot;MEG&quot;;[manual_prices.A$1:manual_prices.B$1048576]; 2; 0) * [.I14]); (VLOOKUP(&quot;MOR&quot;;[manual_prices.A$1:manual_prices.B$1048576]; 2; 0) * [.J14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5]); (VLOOKUP(&quot;PYE&quot;;[manual_prices.A$1:manual_prices.B$1048576]; 2; 0) * [.D15]); (VLOOKUP(&quot;MEX&quot;;[manual_prices.A$1:manual_prices.B$1048576]; 2; 0) * [.E15]); (VLOOKUP(&quot;ISO&quot;;[manual_prices.A$1:manual_prices.B$1048576]; 2; 0) * [.F15]); (VLOOKUP(&quot;NOC&quot;;[manual_prices.A$1:manual_prices.B$1048576]; 2; 0) * [.G15]); (VLOOKUP(&quot;ZYD&quot;;[manual_prices.A$1:manual_prices.B$1048576]; 2; 0) * [.H15]); (VLOOKUP(&quot;MEG&quot;;[manual_prices.A$1:manual_prices.B$1048576]; 2; 0) * [.I15]); (VLOOKUP(&quot;MOR&quot;;[manual_prices.A$1:manual_prices.B$1048576]; 2; 0) * [.J15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6]); (VLOOKUP(&quot;PYE&quot;;[manual_prices.A$1:manual_prices.B$1048576]; 2; 0) * [.D16]); (VLOOKUP(&quot;MEX&quot;;[manual_prices.A$1:manual_prices.B$1048576]; 2; 0) * [.E16]); (VLOOKUP(&quot;ISO&quot;;[manual_prices.A$1:manual_prices.B$1048576]; 2; 0) * [.F16]); (VLOOKUP(&quot;NOC&quot;;[manual_prices.A$1:manual_prices.B$1048576]; 2; 0) * [.G16]); (VLOOKUP(&quot;ZYD&quot;;[manual_prices.A$1:manual_prices.B$1048576]; 2; 0) * [.H16]); (VLOOKUP(&quot;MEG&quot;;[manual_prices.A$1:manual_prices.B$1048576]; 2; 0) * [.I16]); (VLOOKUP(&quot;MOR&quot;;[manual_prices.A$1:manual_prices.B$1048576]; 2; 0) * [.J16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7]); (VLOOKUP(&quot;PYE&quot;;[manual_prices.A$1:manual_prices.B$1048576]; 2; 0) * [.D17]); (VLOOKUP(&quot;MEX&quot;;[manual_prices.A$1:manual_prices.B$1048576]; 2; 0) * [.E17]); (VLOOKUP(&quot;ISO&quot;;[manual_prices.A$1:manual_prices.B$1048576]; 2; 0) * [.F17]); (VLOOKUP(&quot;NOC&quot;;[manual_prices.A$1:manual_prices.B$1048576]; 2; 0) * [.G17]); (VLOOKUP(&quot;ZYD&quot;;[manual_prices.A$1:manual_prices.B$1048576]; 2; 0) * [.H17]); (VLOOKUP(&quot;MEG&quot;;[manual_prices.A$1:manual_prices.B$1048576]; 2; 0) * [.I17]); (VLOOKUP(&quot;MOR&quot;;[manual_prices.A$1:manual_prices.B$1048576]; 2; 0) * [.J17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8]); (VLOOKUP(&quot;PYE&quot;;[manual_prices.A$1:manual_prices.B$1048576]; 2; 0) * [.D18]); (VLOOKUP(&quot;MEX&quot;;[manual_prices.A$1:manual_prices.B$1048576]; 2; 0) * [.E18]); (VLOOKUP(&quot;ISO&quot;;[manual_prices.A$1:manual_prices.B$1048576]; 2; 0) * [.F18]); (VLOOKUP(&quot;NOC&quot;;[manual_prices.A$1:manual_prices.B$1048576]; 2; 0) * [.G18]); (VLOOKUP(&quot;ZYD&quot;;[manual_prices.A$1:manual_prices.B$1048576]; 2; 0) * [.H18]); (VLOOKUP(&quot;MEG&quot;;[manual_prices.A$1:manual_prices.B$1048576]; 2; 0) * [.I18]); (VLOOKUP(&quot;MOR&quot;;[manual_prices.A$1:manual_prices.B$1048576]; 2; 0) * [.J18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19]); (VLOOKUP(&quot;PYE&quot;;[manual_prices.A$1:manual_prices.B$1048576]; 2; 0) * [.D19]); (VLOOKUP(&quot;MEX&quot;;[manual_prices.A$1:manual_prices.B$1048576]; 2; 0) * [.E19]); (VLOOKUP(&quot;ISO&quot;;[manual_prices.A$1:manual_prices.B$1048576]; 2; 0) * [.F19]); (VLOOKUP(&quot;NOC&quot;;[manual_prices.A$1:manual_prices.B$1048576]; 2; 0) * [.G19]); (VLOOKUP(&quot;ZYD&quot;;[manual_prices.A$1:manual_prices.B$1048576]; 2; 0) * [.H19]); (VLOOKUP(&quot;MEG&quot;;[manual_prices.A$1:manual_prices.B$1048576]; 2; 0) * [.I19]); (VLOOKUP(&quot;MOR&quot;;[manual_prices.A$1:manual_prices.B$1048576]; 2; 0) * [.J19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0]); (VLOOKUP(&quot;PYE&quot;;[manual_prices.A$1:manual_prices.B$1048576]; 2; 0) * [.D20]); (VLOOKUP(&quot;MEX&quot;;[manual_prices.A$1:manual_prices.B$1048576]; 2; 0) * [.E20]); (VLOOKUP(&quot;ISO&quot;;[manual_prices.A$1:manual_prices.B$1048576]; 2; 0) * [.F20]); (VLOOKUP(&quot;NOC&quot;;[manual_prices.A$1:manual_prices.B$1048576]; 2; 0) * [.G20]); (VLOOKUP(&quot;ZYD&quot;;[manual_prices.A$1:manual_prices.B$1048576]; 2; 0) * [.H20]); (VLOOKUP(&quot;MEG&quot;;[manual_prices.A$1:manual_prices.B$1048576]; 2; 0) * [.I20]); (VLOOKUP(&quot;MOR&quot;;[manual_prices.A$1:manual_prices.B$1048576]; 2; 0) * [.J20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1]); (VLOOKUP(&quot;PYE&quot;;[manual_prices.A$1:manual_prices.B$1048576]; 2; 0) * [.D21]); (VLOOKUP(&quot;MEX&quot;;[manual_prices.A$1:manual_prices.B$1048576]; 2; 0) * [.E21]); (VLOOKUP(&quot;ISO&quot;;[manual_prices.A$1:manual_prices.B$1048576]; 2; 0) * [.F21]); (VLOOKUP(&quot;NOC&quot;;[manual_prices.A$1:manual_prices.B$1048576]; 2; 0) * [.G21]); (VLOOKUP(&quot;ZYD&quot;;[manual_prices.A$1:manual_prices.B$1048576]; 2; 0) * [.H21]); (VLOOKUP(&quot;MEG&quot;;[manual_prices.A$1:manual_prices.B$1048576]; 2; 0) * [.I21]); (VLOOKUP(&quot;MOR&quot;;[manual_prices.A$1:manual_prices.B$1048576]; 2; 0) * [.J21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2]); (VLOOKUP(&quot;PYE&quot;;[manual_prices.A$1:manual_prices.B$1048576]; 2; 0) * [.D22]); (VLOOKUP(&quot;MEX&quot;;[manual_prices.A$1:manual_prices.B$1048576]; 2; 0) * [.E22]); (VLOOKUP(&quot;ISO&quot;;[manual_prices.A$1:manual_prices.B$1048576]; 2; 0) * [.F22]); (VLOOKUP(&quot;NOC&quot;;[manual_prices.A$1:manual_prices.B$1048576]; 2; 0) * [.G22]); (VLOOKUP(&quot;ZYD&quot;;[manual_prices.A$1:manual_prices.B$1048576]; 2; 0) * [.H22]); (VLOOKUP(&quot;MEG&quot;;[manual_prices.A$1:manual_prices.B$1048576]; 2; 0) * [.I22]); (VLOOKUP(&quot;MOR&quot;;[manual_prices.A$1:manual_prices.B$1048576]; 2; 0) * [.J22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3]); (VLOOKUP(&quot;PYE&quot;;[manual_prices.A$1:manual_prices.B$1048576]; 2; 0) * [.D23]); (VLOOKUP(&quot;MEX&quot;;[manual_prices.A$1:manual_prices.B$1048576]; 2; 0) * [.E23]); (VLOOKUP(&quot;ISO&quot;;[manual_prices.A$1:manual_prices.B$1048576]; 2; 0) * [.F23]); (VLOOKUP(&quot;NOC&quot;;[manual_prices.A$1:manual_prices.B$1048576]; 2; 0) * [.G23]); (VLOOKUP(&quot;ZYD&quot;;[manual_prices.A$1:manual_prices.B$1048576]; 2; 0) * [.H23]); (VLOOKUP(&quot;MEG&quot;;[manual_prices.A$1:manual_prices.B$1048576]; 2; 0) * [.I23]); (VLOOKUP(&quot;MOR&quot;;[manual_prices.A$1:manual_prices.B$1048576]; 2; 0) * [.J23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4]); (VLOOKUP(&quot;PYE&quot;;[manual_prices.A$1:manual_prices.B$1048576]; 2; 0) * [.D24]); (VLOOKUP(&quot;MEX&quot;;[manual_prices.A$1:manual_prices.B$1048576]; 2; 0) * [.E24]); (VLOOKUP(&quot;ISO&quot;;[manual_prices.A$1:manual_prices.B$1048576]; 2; 0) * [.F24]); (VLOOKUP(&quot;NOC&quot;;[manual_prices.A$1:manual_prices.B$1048576]; 2; 0) * [.G24]); (VLOOKUP(&quot;ZYD&quot;;[manual_prices.A$1:manual_prices.B$1048576]; 2; 0) * [.H24]); (VLOOKUP(&quot;MEG&quot;;[manual_prices.A$1:manual_prices.B$1048576]; 2; 0) * [.I24]); (VLOOKUP(&quot;MOR&quot;;[manual_prices.A$1:manual_prices.B$1048576]; 2; 0) * [.J24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5]); (VLOOKUP(&quot;PYE&quot;;[manual_prices.A$1:manual_prices.B$1048576]; 2; 0) * [.D25]); (VLOOKUP(&quot;MEX&quot;;[manual_prices.A$1:manual_prices.B$1048576]; 2; 0) * [.E25]); (VLOOKUP(&quot;ISO&quot;;[manual_prices.A$1:manual_prices.B$1048576]; 2; 0) * [.F25]); (VLOOKUP(&quot;NOC&quot;;[manual_prices.A$1:manual_prices.B$1048576]; 2; 0) * [.G25]); (VLOOKUP(&quot;ZYD&quot;;[manual_prices.A$1:manual_prices.B$1048576]; 2; 0) * [.H25]); (VLOOKUP(&quot;MEG&quot;;[manual_prices.A$1:manual_prices.B$1048576]; 2; 0) * [.I25]); (VLOOKUP(&quot;MOR&quot;;[manual_prices.A$1:manual_prices.B$1048576]; 2; 0) * [.J25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SUM((VLOOKUP(&quot;TRI&quot;;[manual_prices.A$1:manual_prices.B$1048576];2;0)*[.C26]); (VLOOKUP(&quot;PYE&quot;;[manual_prices.A$1:manual_prices.B$1048576]; 2; 0) * [.D26]); (VLOOKUP(&quot;MEX&quot;;[manual_prices.A$1:manual_prices.B$1048576]; 2; 0) * [.E26]); (VLOOKUP(&quot;ISO&quot;;[manual_prices.A$1:manual_prices.B$1048576]; 2; 0) * [.F26]); (VLOOKUP(&quot;NOC&quot;;[manual_prices.A$1:manual_prices.B$1048576]; 2; 0) * [.G26]); (VLOOKUP(&quot;ZYD&quot;;[manual_prices.A$1:manual_prices.B$1048576]; 2; 0) * [.H26]); (VLOOKUP(&quot;MEG&quot;;[manual_prices.A$1:manual_prices.B$1048576]; 2; 0) * [.I26]); (VLOOKUP(&quot;MOR&quot;;[manual_prices.A$1:manual_prices.B$1048576]; 2; 0) * [.J26]))" office:value-type="float" office:value="0" calcext:value-type="float">
            <text:p>0.00</text:p>
          </table:table-cell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nual_prices" table:style-name="ta1"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Per 1 Basic</text:p>
          </table:table-cell>
          <table:table-cell office:value-type="string" calcext:value-type="string">
            <text:p>Total to-sell value per 1</text:p>
          </table:table-cell>
          <table:table-cell office:value-type="string" calcext:value-type="string">
            <text:p>Per 1 Fiery</text:p>
          </table:table-cell>
          <table:table-cell office:value-type="string" calcext:value-type="string">
            <text:p>Total to-sell value per 1</text:p>
          </table:table-cell>
          <table:table-cell office:value-type="string" calcext:value-type="string">
            <text:p>Per 1 Luminous</text:p>
          </table:table-cell>
          <table:table-cell office:value-type="string" calcext:value-type="string">
            <text:p>Total to-sell value per 1</text:p>
          </table:table-cell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([.B2]*[.D2])" office:value-type="float" office:value="3.96" calcext:value-type="float">
            <text:p>3.96</text:p>
          </table:table-cell>
          <table:table-cell office:value-type="float" office:value="0.92" calcext:value-type="float">
            <text:p>0.92</text:p>
          </table:table-cell>
          <table:table-cell table:formula="of:=([.F2]*[.B2])" office:value-type="float" office:value="4.14" calcext:value-type="float">
            <text:p>4.14</text:p>
          </table:table-cell>
          <table:table-cell office:value-type="float" office:value="0.97" calcext:value-type="float">
            <text:p>0.97</text:p>
          </table:table-cell>
          <table:table-cell table:formula="of:=([.H2]*[.B2])" office:value-type="float" office:value="4.365" calcext:value-type="float">
            <text:p>4.365</text:p>
          </table:table-cell>
        </table:table-row>
        <table:table-row table:style-name="ro1">
          <table:table-cell office:value-type="string" calcext:value-type="string">
            <text:p>PYE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table:formula="of:=([.B3]*[.D3])" office:value-type="float" office:value="0" calcext:value-type="float">
            <text:p>0</text:p>
          </table:table-cell>
          <table:table-cell/>
          <table:table-cell table:formula="of:=([.F3]*[.B3])" office:value-type="float" office:value="0" calcext:value-type="float">
            <text:p>0</text:p>
          </table:table-cell>
          <table:table-cell/>
          <table:table-cell table:formula="of:=([.H3]*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12.26" calcext:value-type="float">
            <text:p>12.26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([.B4]*[.D4])" office:value-type="float" office:value="10.7888" calcext:value-type="float">
            <text:p>10.7888</text:p>
          </table:table-cell>
          <table:table-cell office:value-type="float" office:value="0.92" calcext:value-type="float">
            <text:p>0.92</text:p>
          </table:table-cell>
          <table:table-cell table:formula="of:=([.F4]*[.B4])" office:value-type="float" office:value="11.2792" calcext:value-type="float">
            <text:p>11.2792</text:p>
          </table:table-cell>
          <table:table-cell office:value-type="float" office:value="0.97" calcext:value-type="float">
            <text:p>0.97</text:p>
          </table:table-cell>
          <table:table-cell table:formula="of:=([.H4]*[.B4])" office:value-type="float" office:value="11.8922" calcext:value-type="float">
            <text:p>11.8922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([.B5]*[.D5])" office:value-type="float" office:value="87.5" calcext:value-type="float">
            <text:p>87.5</text:p>
          </table:table-cell>
          <table:table-cell office:value-type="float" office:value="1.84" calcext:value-type="float">
            <text:p>1.84</text:p>
          </table:table-cell>
          <table:table-cell table:formula="of:=([.F5]*[.B5])" office:value-type="float" office:value="92" calcext:value-type="float">
            <text:p>92</text:p>
          </table:table-cell>
          <table:table-cell office:value-type="float" office:value="1.93" calcext:value-type="float">
            <text:p>1.93</text:p>
          </table:table-cell>
          <table:table-cell table:formula="of:=([.H5]*[.B5])"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NOC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([.B6]*[.D6])" office:value-type="float" office:value="0" calcext:value-type="float">
            <text:p>0</text:p>
          </table:table-cell>
          <table:table-cell/>
          <table:table-cell table:formula="of:=([.F6]*[.B6])" office:value-type="float" office:value="0" calcext:value-type="float">
            <text:p>0</text:p>
          </table:table-cell>
          <table:table-cell/>
          <table:table-cell table:formula="of:=([.H6]*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Y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table:formula="of:=([.B7]*[.D7])" office:value-type="float" office:value="0" calcext:value-type="float">
            <text:p>0</text:p>
          </table:table-cell>
          <table:table-cell/>
          <table:table-cell table:formula="of:=([.F7]*[.B7])" office:value-type="float" office:value="0" calcext:value-type="float">
            <text:p>0</text:p>
          </table:table-cell>
          <table:table-cell/>
          <table:table-cell table:formula="of:=([.H7]*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table:formula="of:=([.B8]*[.D8])" office:value-type="float" office:value="0" calcext:value-type="float">
            <text:p>0</text:p>
          </table:table-cell>
          <table:table-cell/>
          <table:table-cell table:formula="of:=([.F8]*[.B8])" office:value-type="float" office:value="0" calcext:value-type="float">
            <text:p>0</text:p>
          </table:table-cell>
          <table:table-cell/>
          <table:table-cell table:formula="of:=([.H8]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  <table:table-cell table:formula="of:=([.B9]*[.D9])" office:value-type="float" office:value="0" calcext:value-type="float">
            <text:p>0</text:p>
          </table:table-cell>
          <table:table-cell/>
          <table:table-cell table:formula="of:=([.F9]*[.B9])" office:value-type="float" office:value="0" calcext:value-type="float">
            <text:p>0</text:p>
          </table:table-cell>
          <table:table-cell/>
          <table:table-cell table:formula="of:=([.H9]*[.B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2:.E9])-3.16" office:value-type="float" office:value="99.0888" calcext:value-type="float">
            <text:p>99.0888</text:p>
          </table:table-cell>
          <table:table-cell/>
          <table:table-cell table:formula="of:=SUM([.G2:.G9])-3.31" office:value-type="float" office:value="104.1092" calcext:value-type="float">
            <text:p>104.1092</text:p>
          </table:table-cell>
          <table:table-cell/>
          <table:table-cell table:formula="of:=SUM([.I2:.I9])-3.48" office:value-type="float" office:value="109.2772" calcext:value-type="float">
            <text:p>109.277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re amount</text:p>
          </table:table-cell>
          <table:table-cell table:style-name="ce3" office:value-type="float" office:value="81320" calcext:value-type="float">
            <text:p>81,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ita Price</text:p>
          </table:table-cell>
          <table:table-cell table:style-name="ce3" table:formula="of:=190.15*0.9*[.D14]" office:value-type="float" office:value="13916698.2" calcext:value-type="float">
            <text:p>13,916,698</text:p>
          </table:table-cell>
          <table:table-cell/>
          <table:table-cell office:value-type="string" calcext:value-type="string">
            <text:p>Jita per unit pri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l value</text:p>
          </table:table-cell>
          <table:table-cell table:style-name="ce3" table:formula="of:=[.E10]*[.D14]" office:value-type="float" office:value="8057901.216" calcext:value-type="float">
            <text:p>8,057,901</text:p>
          </table:table-cell>
          <table:table-cell/>
          <table:table-cell office:value-type="string" calcext:value-type="string">
            <text:p>Kernite</text:p>
          </table:table-cell>
          <table:table-cell office:value-type="float" office:value="190.15" calcext:value-type="float">
            <text:p>190.15</text:p>
          </table:table-cell>
          <table:table-cell table:formula="of:=[.G16]*0.9" office:value-type="float" office:value="171.135" calcext:value-type="float">
            <text:p>171.13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iery Kernite</text:p>
          </table:table-cell>
          <table:table-cell office:value-type="float" office:value="120.01" calcext:value-type="float">
            <text:p>120.01</text:p>
          </table:table-cell>
          <table:table-cell table:formula="of:=[.G17]*0.9" office:value-type="float" office:value="108.009" calcext:value-type="float">
            <text:p>108.00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uminous Kernite</text:p>
          </table:table-cell>
          <table:table-cell office:value-type="float" office:value="93.42" calcext:value-type="float">
            <text:p>93.42</text:p>
          </table:table-cell>
          <table:table-cell table:formula="of:=[.G18]*0.9" office:value-type="float" office:value="84.078" calcext:value-type="float">
            <text:p>84.0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2:04:50.092258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07:43.418097044</meta:creation-date>
    <dc:date>2019-02-01T14:59:11.152680168</dc:date>
    <meta:editing-duration>PT3H37M58S</meta:editing-duration>
    <meta:editing-cycles>3</meta:editing-cycles>
    <meta:generator>LibreOffice/6.0.7.3$Linux_X86_64 LibreOffice_project/00m0$Build-3</meta:generator>
    <meta:document-statistic meta:table-count="2" meta:cell-count="142" meta:object-count="0"/>
  </office:meta>
</office:document-meta>
</file>